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fo:font-weight="normal" officeooo:rsid="00134ac9" officeooo:paragraph-rsid="00134ac9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2pt" fo:font-weight="bold" officeooo:paragraph-rsid="00134ac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0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9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 style:list-style-name="L11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 style:list-style-name="L12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paragraph-rsid="00134ac9"/>
    </style:style>
    <style:style style:name="P12" style:family="paragraph" style:parent-style-name="Text_20_body" style:list-style-name="L3">
      <style:paragraph-properties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5">
      <style:paragraph-properties fo:text-align="justify" style:justify-single-word="false"/>
    </style:style>
    <style:style style:name="P15" style:family="paragraph" style:parent-style-name="Text_20_body" style:list-style-name="L6">
      <style:paragraph-properties fo:text-align="justify" style:justify-single-word="false"/>
    </style:style>
    <style:style style:name="P16" style:family="paragraph" style:parent-style-name="Text_20_body" style:list-style-name="L7">
      <style:paragraph-properties fo:text-align="justify" style:justify-single-word="false"/>
    </style:style>
    <style:style style:name="P17" style:family="paragraph" style:parent-style-name="Text_20_body" style:list-style-name="L8">
      <style:paragraph-properties fo:text-align="justify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e8539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fdb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14bca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e8539" style:font-size-asian="12pt" style:font-weight-asian="bold" style:font-size-complex="12pt" style:font-weight-complex="bold"/>
    </style:style>
    <style:style style:name="T7" style:family="text">
      <style:text-properties officeooo:rsid="00114bca"/>
    </style:style>
    <style:style style:name="T8" style:family="text">
      <style:text-properties officeooo:rsid="00134ac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 Reading Summary</text:p>
      <text:p text:style-name="P2"/>
      <text:p text:style-name="P3">Why Hadoop <text:span text:style-name="T8">is important</text:span>?</text:p>
      <text:list xml:id="list4639398355594214976" text:style-name="L1">
        <text:list-item>
          <text:list>
            <text:list-item>
              <text:list>
                <text:list-item>
                  <text:p text:style-name="P6">Managing Big </text:p>
                </text:list-item>
                <text:list-item>
                  <text:p text:style-name="P6">DataExponential Growth of Big Data Market</text:p>
                </text:list-item>
                <text:list-item>
                  <text:p text:style-name="P6">Robust Hadoop Ecosystem</text:p>
                </text:list-item>
                <text:list-item>
                  <text:p text:style-name="P6">Hadoop is Omnipresent</text:p>
                </text:list-item>
              </text:list>
            </text:list-item>
          </text:list>
        </text:list-item>
      </text:list>
      <text:p text:style-name="P4">Features Of Hadoop</text:p>
      <text:list xml:id="list7573246666758043856" text:style-name="L2">
        <text:list-item>
          <text:p text:style-name="P11"><text:span text:style-name="Strong_20_Emphasis"><text:span text:style-name="T5"><text:s/>Open Source</text:span></text:span></text:p>
        </text:list-item>
      </text:list>
      <text:p text:style-name="P5"><text:span text:style-name="Strong_20_Emphasis"><text:span text:style-name="T3">The </text:span></text:span><text:span text:style-name="Strong_20_Emphasis"><text:span text:style-name="T2">code can be modified according to business requirements.</text:span></text:span></text:p>
      <text:list xml:id="list2821308533860704503" text:style-name="L3">
        <text:list-item>
          <text:p text:style-name="P12"><text:span text:style-name="T2"><text:s/></text:span><text:span text:style-name="T6"><text:s/></text:span><text:span text:style-name="Strong_20_Emphasis"><text:span text:style-name="T6">Distributed Processing</text:span></text:span></text:p>
        </text:list-item>
      </text:list>
      <text:p text:style-name="P5"><text:span text:style-name="Strong_20_Emphasis"><text:span text:style-name="T1">Data is parallel <text:s/>distributed across the cluster</text:span></text:span></text:p>
      <text:list xml:id="list1016358272061274699" text:style-name="L4">
        <text:list-item>
          <text:p text:style-name="P13"><text:span text:style-name="Strong_20_Emphasis"><text:span text:style-name="T5">Fault Tolerance</text:span></text:span></text:p>
        </text:list-item>
      </text:list>
      <text:p text:style-name="P2">Failures of nodes or tasks are recovered automatically by the framework.</text:p>
      <text:list xml:id="list4169188935694040274" text:style-name="L5">
        <text:list-item>
          <text:p text:style-name="P14"><text:span text:style-name="Strong_20_Emphasis"><text:span text:style-name="T5">Reliability</text:span></text:span></text:p>
        </text:list-item>
      </text:list>
      <text:p text:style-name="P5"><text:span text:style-name="Strong_20_Emphasis"><text:span text:style-name="T1">If your machine goes down, then also your data will be stored reliably due to this charecteristic of Hadoop</text:span></text:span></text:p>
      <text:list xml:id="list2701090012302256623" text:style-name="L6">
        <text:list-item>
          <text:p text:style-name="P15"><text:span text:style-name="Strong_20_Emphasis"><text:span text:style-name="T5">High Availability</text:span></text:span></text:p>
        </text:list-item>
      </text:list>
      <text:p text:style-name="P5"><text:span text:style-name="Strong_20_Emphasis"><text:span text:style-name="T1">If a machine or few hardware crashes, then data will be accessed from another path.</text:span></text:span></text:p>
      <text:list xml:id="list5229694437512520208" text:style-name="L7">
        <text:list-item>
          <text:p text:style-name="P16"><text:span text:style-name="Strong_20_Emphasis"><text:span text:style-name="T5">Scalability</text:span></text:span></text:p>
        </text:list-item>
      </text:list>
      <text:p text:style-name="P5"><text:span text:style-name="Strong_20_Emphasis"><text:span text:style-name="T1">Hadoop is highly scalable in the way new hardware can be easily added to the node</text:span></text:span><text:span text:style-name="Strong_20_Emphasis"><text:span text:style-name="T3">s ---horizontal sclability</text:span></text:span></text:p>
      <text:list xml:id="list5720344432287533679" text:style-name="L8">
        <text:list-item>
          <text:p text:style-name="P17"><text:span text:style-name="Strong_20_Emphasis"><text:span text:style-name="T5">Data Locality</text:span></text:span></text:p>
        </text:list-item>
      </text:list>
      <text:p text:style-name="P2">Hadoop works on data locality principle which states that move computation to data instead of data to computation.</text:p>
      <text:p text:style-name="P2"/>
      <text:p text:style-name="P3">Hadoop Ecosystem and Their Components </text:p>
      <text:list xml:id="list176938729590439064" text:style-name="L9">
        <text:list-item>
          <text:list>
            <text:list-item>
              <text:list>
                <text:list-item>
                  <text:p text:style-name="P8">Hadoop Distributed File System</text:p>
                </text:list-item>
              </text:list>
            </text:list-item>
          </text:list>
        </text:list-item>
      </text:list>
      <text:p text:style-name="P2">It is the most important component of Hadoop Ecosystem.</text:p>
      <text:p text:style-name="P2"><text:soft-page-break/></text:p>
      <text:list xml:id="list5541178951758242526" text:style-name="L10">
        <text:list-item>
          <text:p text:style-name="P7">NameNode—Called also the Master Node</text:p>
        </text:list-item>
        <text:list-item>
          <text:p text:style-name="P7">DataNode – Called also Slave Node</text:p>
        </text:list-item>
      </text:list>
      <text:list xml:id="list4538847142182022204" text:style-name="L11">
        <text:list-item>
          <text:list>
            <text:list-item>
              <text:list>
                <text:list-item>
                  <text:p text:style-name="P9">MapReduce</text:p>
                </text:list-item>
              </text:list>
            </text:list-item>
          </text:list>
        </text:list-item>
      </text:list>
      <text:p text:style-name="P2">It the core Hadoop ecosystem component which provides data processing</text:p>
      <text:p text:style-name="P2">It has two main phases: </text:p>
      <text:p text:style-name="P5"><text:span text:style-name="T4">Map phase : </text:span><text:span text:style-name="Strong_20_Emphasis"><text:span text:style-name="T1">Map</text:span></text:span><text:span text:style-name="T1"> </text:span><text:span text:style-name="Strong_20_Emphasis"><text:span text:style-name="T1">function</text:span></text:span><text:span text:style-name="T1"> takes a set of data and converts it into another set of data, where individual elements are broken down into tuples (key/value pairs).</text:span></text:p>
      <text:p text:style-name="P5"><text:span text:style-name="T4">Reduce phase: </text:span><text:span text:style-name="Strong_20_Emphasis"><text:span text:style-name="T1">Reduce</text:span></text:span><text:span text:style-name="T1"> </text:span><text:span text:style-name="Strong_20_Emphasis"><text:span text:style-name="T1">function </text:span></text:span><text:span text:style-name="T1">takes the output from the Map as an input and combines those data tuples based on the key and accordingly modifies the value of the key</text:span></text:p>
      <text:list xml:id="list2606980652743562802" text:style-name="L12">
        <text:list-item>
          <text:list>
            <text:list-item>
              <text:list>
                <text:list-item>
                  <text:p text:style-name="P10">YARN</text:p>
                </text:list-item>
              </text:list>
            </text:list-item>
          </text:list>
        </text:list-item>
      </text:list>
      <text:p text:style-name="P2"><text:span text:style-name="T7">It </text:span>is a Hadoop ecosystem component that provides the resource management. Yarn is also one the most important component of Hadoop Ecosystem</text:p>
      <text:p text:style-name="P2">Then we have other high level components :</text:p>
      <text:p text:style-name="P2"><text:span text:style-name="T7">Hive, </text:span>Pig,Hbase,Hcatalog, Hcatalog, <text:span text:style-name="T8">Zookeeper, Ooozie, Ambari, etc.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mes_20_" style:display-name="Times " style:family="paragraph" style:parent-style-name="Standard">
      <style:text-properties officeooo:rsid="00114bc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7:43:44.593588502</meta:creation-date>
    <dc:date>2019-03-20T02:07:42.439867082</dc:date>
    <meta:editing-duration>PT17H46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91" meta:character-count="1742" meta:non-whitespace-character-count="1496"/>
  </office:meta>
</office:document-meta>
</file>